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5a2" officeooo:paragraph-rsid="000d95a2"/>
    </style:style>
    <style:style style:name="P2" style:family="paragraph" style:parent-style-name="Standard">
      <style:paragraph-properties fo:text-align="center" style:justify-single-word="false"/>
      <style:text-properties officeooo:rsid="000d95a2" officeooo:paragraph-rsid="000d95a2"/>
    </style:style>
    <style:style style:name="P3" style:family="paragraph" style:parent-style-name="Standard">
      <style:paragraph-properties fo:text-align="start" style:justify-single-word="false"/>
      <style:text-properties officeooo:rsid="000d95a2" officeooo:paragraph-rsid="000d95a2"/>
    </style:style>
    <style:style style:name="P4" style:family="paragraph" style:parent-style-name="Standard">
      <style:paragraph-properties fo:text-align="start" style:justify-single-word="false"/>
      <style:text-properties officeooo:rsid="000f22e9" officeooo:paragraph-rsid="000f22e9"/>
    </style:style>
    <style:style style:name="P5" style:family="paragraph" style:parent-style-name="Standard">
      <style:paragraph-properties fo:text-align="start" style:justify-single-word="false"/>
      <style:text-properties officeooo:rsid="000f22e9" officeooo:paragraph-rsid="00104103"/>
    </style:style>
    <style:style style:name="P6" style:family="paragraph" style:parent-style-name="Standard">
      <style:paragraph-properties fo:text-align="start" style:justify-single-word="false"/>
      <style:text-properties officeooo:rsid="00104103" officeooo:paragraph-rsid="00104103"/>
    </style:style>
    <style:style style:name="P7" style:family="paragraph" style:parent-style-name="Standard">
      <style:paragraph-properties fo:text-align="start" style:justify-single-word="false"/>
      <style:text-properties officeooo:rsid="00133742" officeooo:paragraph-rsid="00133742"/>
    </style:style>
    <style:style style:name="P8" style:family="paragraph" style:parent-style-name="Standard">
      <style:paragraph-properties fo:text-align="start" style:justify-single-word="false"/>
      <style:text-properties officeooo:rsid="0015095d" officeooo:paragraph-rsid="0015095d"/>
    </style:style>
    <style:style style:name="P9" style:family="paragraph" style:parent-style-name="Standard">
      <style:paragraph-properties fo:text-align="center" style:justify-single-word="false"/>
      <style:text-properties officeooo:paragraph-rsid="000d95a2"/>
    </style:style>
    <style:style style:name="T1" style:family="text">
      <style:text-properties officeooo:rsid="00104103"/>
    </style:style>
    <style:style style:name="T2" style:family="text">
      <style:text-properties officeooo:rsid="00121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kmer</text:p>
      <text:p text:style-name="P1">Jeremiah</text:p>
      <text:p text:style-name="P1">Itc&amp;136 Fall 2018</text:p>
      <text:p text:style-name="P1"/>
      <text:p text:style-name="P2">Hello World!</text:p>
      <text:p text:style-name="P9"/>
      <text:p text:style-name="P5">Git hub is a for profit company <text:span text:style-name="T1">and the largest online code repository service. </text:span></text:p>
      <text:p text:style-name="P5"/>
      <text:p text:style-name="P6">Git and Github differ in many ways. Github is a for <text:span text:style-name="T2">profit</text:span> company, and <text:span text:style-name="T2">G</text:span>it is open source. <text:span text:style-name="T2">Git is used in the command line, and Github uses a gui. Git is relatively simple in its features, and Github offers many. </text:span></text:p>
      <text:p text:style-name="P6"/>
      <text:p text:style-name="P7">A branch is a new development path to try out new ideas with out compromising the master branch. </text:p>
      <text:p text:style-name="P7"/>
      <text:p text:style-name="P7">Merging a branch takes all the changes made in a branch and adds them into the master branch or the parent branch. </text:p>
      <text:p text:style-name="P7"/>
      <text:p text:style-name="P8">A pull request is a report of all the changes that you made in a branch, and if you like them all you can merge into the master branch. </text:p>
      <text:p text:style-name="P6"/>
      <text:p text:style-name="P6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24:47.970446746</meta:creation-date>
    <dc:date>2018-10-25T20:36:53.520197791</dc:date>
    <meta:editing-duration>PT31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31" meta:character-count="686" meta:non-whitespace-character-count="559"/>
  </office:meta>
</office:document-meta>
</file>